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2])" office:value-type="float" office:value="0" calcext:value-type="float">
            <text:p>-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04:28.238000000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04:28.2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4:31</meta:creation-date>
    <dc:date>2025-07-14T18:04:58.270000000</dc:date>
    <meta:print-date>2020-02-05T15:45:38.714000000</meta:print-date>
    <dc:language>pt-PT</dc:language>
    <meta:editing-cycles>648</meta:editing-cycles>
    <meta:editing-duration>P3DT18H25M13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